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2C3463D1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.8cm" svg:height="14.4cm" svg:x="0cm" svg:y="3.2cm">
          <draw:image xlink:href="Pictures/10000000000002580000012C3463D118.png" xlink:type="simple" xlink:show="embed" xlink:actuate="onLoad">
            <text:p/>
          </draw:image>
        </draw:frame>
        <draw:custom-shape draw:style-name="gr2" draw:text-style-name="P1" draw:layer="layout" svg:width="5.014cm" svg:height="1.264cm" draw:transform="rotate (1.17896990972217) translate (23.117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0T15:55:30.424334672</dc:date>
    <meta:generator>LibreOffice/4.2.8.2$Linux_X86_64 LibreOffice_project/420m0$Build-2</meta:generator>
    <meta:document-statistic meta:object-count="2"/>
  </office:meta>
</office:document-meta>
</file>